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4.2618in" svg:y="0.0394in">
            <draw:object draw:notify-on-update-of-ranges="Sheet1.A1:Sheet1.A20 Sheet1.B1:Sheet1.B20 Sheet1.C1:Sheet1.C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565411631341">
            <text:p>0.5654116313</text:p>
          </table:table-cell>
          <table:table-cell office:value-type="float" office:value="0.580074036482">
            <text:p>0.5800740365</text:p>
          </table:table-cell>
          <table:table-cell office:value-type="float" office:value="0.596554959311">
            <text:p>0.5965549593</text:p>
          </table:table-cell>
        </table:table-row>
        <table:table-row table:style-name="ro1">
          <table:table-cell office:value-type="float" office:value="0.570993059854">
            <text:p>0.5709930599</text:p>
          </table:table-cell>
          <table:table-cell office:value-type="float" office:value="0.577687905376">
            <text:p>0.5776879054</text:p>
          </table:table-cell>
          <table:table-cell office:value-type="float" office:value="0.589601089312">
            <text:p>0.5896010893</text:p>
          </table:table-cell>
        </table:table-row>
        <table:table-row table:style-name="ro1">
          <table:table-cell office:value-type="float" office:value="0.57191268803">
            <text:p>0.571912688</text:p>
          </table:table-cell>
          <table:table-cell office:value-type="float" office:value="0.580194536972">
            <text:p>0.580194537</text:p>
          </table:table-cell>
          <table:table-cell office:value-type="float" office:value="0.596861067609">
            <text:p>0.5968610676</text:p>
          </table:table-cell>
        </table:table-row>
        <table:table-row table:style-name="ro1">
          <table:table-cell office:value-type="float" office:value="0.567906032003">
            <text:p>0.567906032</text:p>
          </table:table-cell>
          <table:table-cell office:value-type="float" office:value="0.576588897024">
            <text:p>0.576588897</text:p>
          </table:table-cell>
          <table:table-cell office:value-type="float" office:value="0.588540576637">
            <text:p>0.5885405766</text:p>
          </table:table-cell>
        </table:table-row>
        <table:table-row table:style-name="ro1">
          <table:table-cell office:value-type="float" office:value="0.59915099611">
            <text:p>0.5991509961</text:p>
          </table:table-cell>
          <table:table-cell office:value-type="float" office:value="0.603341834901">
            <text:p>0.6033418349</text:p>
          </table:table-cell>
          <table:table-cell office:value-type="float" office:value="0.609455938745">
            <text:p>0.6094559387</text:p>
          </table:table-cell>
        </table:table-row>
        <table:table-row table:style-name="ro1">
          <table:table-cell office:value-type="float" office:value="0.57563048285">
            <text:p>0.5756304829</text:p>
          </table:table-cell>
          <table:table-cell office:value-type="float" office:value="0.585083134749">
            <text:p>0.5850831347</text:p>
          </table:table-cell>
          <table:table-cell office:value-type="float" office:value="0.606632709031">
            <text:p>0.606632709</text:p>
          </table:table-cell>
        </table:table-row>
        <table:table-row table:style-name="ro1">
          <table:table-cell office:value-type="float" office:value="0.561507555787">
            <text:p>0.5615075558</text:p>
          </table:table-cell>
          <table:table-cell office:value-type="float" office:value="0.577939574327">
            <text:p>0.5779395743</text:p>
          </table:table-cell>
          <table:table-cell office:value-type="float" office:value="0.591169192683">
            <text:p>0.5911691927</text:p>
          </table:table-cell>
        </table:table-row>
        <table:table-row table:style-name="ro1">
          <table:table-cell office:value-type="float" office:value="0.561732078509">
            <text:p>0.5617320785</text:p>
          </table:table-cell>
          <table:table-cell office:value-type="float" office:value="0.577084187786">
            <text:p>0.5770841878</text:p>
          </table:table-cell>
          <table:table-cell office:value-type="float" office:value="0.586543834721">
            <text:p>0.5865438347</text:p>
          </table:table-cell>
        </table:table-row>
        <table:table-row table:style-name="ro1">
          <table:table-cell office:value-type="float" office:value="0.568514648374">
            <text:p>0.5685146484</text:p>
          </table:table-cell>
          <table:table-cell office:value-type="float" office:value="0.582969172784">
            <text:p>0.5829691728</text:p>
          </table:table-cell>
          <table:table-cell office:value-type="float" office:value="0.599221256269">
            <text:p>0.5992212563</text:p>
          </table:table-cell>
        </table:table-row>
        <table:table-row table:style-name="ro1">
          <table:table-cell office:value-type="float" office:value="0.568827224592">
            <text:p>0.5688272246</text:p>
          </table:table-cell>
          <table:table-cell office:value-type="float" office:value="0.584136130714">
            <text:p>0.5841361307</text:p>
          </table:table-cell>
          <table:table-cell office:value-type="float" office:value="0.601027602149">
            <text:p>0.6010276021</text:p>
          </table:table-cell>
        </table:table-row>
        <table:table-row table:style-name="ro1">
          <table:table-cell office:value-type="float" office:value="0.573066233683">
            <text:p>0.5730662337</text:p>
          </table:table-cell>
          <table:table-cell office:value-type="float" office:value="0.586343306495">
            <text:p>0.5863433065</text:p>
          </table:table-cell>
          <table:table-cell office:value-type="float" office:value="0.603795574308">
            <text:p>0.6037955743</text:p>
          </table:table-cell>
        </table:table-row>
        <table:table-row table:style-name="ro1">
          <table:table-cell office:value-type="float" office:value="0.568577229438">
            <text:p>0.5685772294</text:p>
          </table:table-cell>
          <table:table-cell office:value-type="float" office:value="0.580914222266">
            <text:p>0.5809142223</text:p>
          </table:table-cell>
          <table:table-cell office:value-type="float" office:value="0.601749180864">
            <text:p>0.6017491809</text:p>
          </table:table-cell>
        </table:table-row>
        <table:table-row table:style-name="ro1">
          <table:table-cell office:value-type="float" office:value="0.575041801346">
            <text:p>0.5750418013</text:p>
          </table:table-cell>
          <table:table-cell office:value-type="float" office:value="0.582420250425">
            <text:p>0.5824202504</text:p>
          </table:table-cell>
          <table:table-cell office:value-type="float" office:value="0.594869438397">
            <text:p>0.5948694384</text:p>
          </table:table-cell>
        </table:table-row>
        <table:table-row table:style-name="ro1">
          <table:table-cell office:value-type="float" office:value="0.571843211983">
            <text:p>0.571843212</text:p>
          </table:table-cell>
          <table:table-cell office:value-type="float" office:value="0.583492761592">
            <text:p>0.5834927616</text:p>
          </table:table-cell>
          <table:table-cell office:value-type="float" office:value="0.592959636271">
            <text:p>0.5929596363</text:p>
          </table:table-cell>
        </table:table-row>
        <table:table-row table:style-name="ro1">
          <table:table-cell office:value-type="float" office:value="0.564868088023">
            <text:p>0.564868088</text:p>
          </table:table-cell>
          <table:table-cell office:value-type="float" office:value="0.57644858074">
            <text:p>0.5764485807</text:p>
          </table:table-cell>
          <table:table-cell office:value-type="float" office:value="0.589428606462">
            <text:p>0.5894286065</text:p>
          </table:table-cell>
        </table:table-row>
        <table:table-row table:style-name="ro1">
          <table:table-cell office:value-type="float" office:value="0.567294838619">
            <text:p>0.5672948386</text:p>
          </table:table-cell>
          <table:table-cell office:value-type="float" office:value="0.579627577361">
            <text:p>0.5796275774</text:p>
          </table:table-cell>
          <table:table-cell office:value-type="float" office:value="0.592242725739">
            <text:p>0.5922427257</text:p>
          </table:table-cell>
        </table:table-row>
        <table:table-row table:style-name="ro1">
          <table:table-cell office:value-type="float" office:value="0.567929915601">
            <text:p>0.5679299156</text:p>
          </table:table-cell>
          <table:table-cell office:value-type="float" office:value="0.580377555267">
            <text:p>0.5803775553</text:p>
          </table:table-cell>
          <table:table-cell office:value-type="float" office:value="0.594137087076">
            <text:p>0.5941370871</text:p>
          </table:table-cell>
        </table:table-row>
        <table:table-row table:style-name="ro1">
          <table:table-cell office:value-type="float" office:value="0.567609161166">
            <text:p>0.5676091612</text:p>
          </table:table-cell>
          <table:table-cell office:value-type="float" office:value="0.579069227541">
            <text:p>0.5790692275</text:p>
          </table:table-cell>
          <table:table-cell office:value-type="float" office:value="0.586419247576">
            <text:p>0.5864192476</text:p>
          </table:table-cell>
        </table:table-row>
        <table:table-row table:style-name="ro1">
          <table:table-cell office:value-type="float" office:value="0.56205767201">
            <text:p>0.562057672</text:p>
          </table:table-cell>
          <table:table-cell office:value-type="float" office:value="0.576846715924">
            <text:p>0.5768467159</text:p>
          </table:table-cell>
          <table:table-cell office:value-type="float" office:value="0.596514994312">
            <text:p>0.5965149943</text:p>
          </table:table-cell>
        </table:table-row>
        <table:table-row table:style-name="ro1">
          <table:table-cell office:value-type="float" office:value="0.565927108831">
            <text:p>0.5659271088</text:p>
          </table:table-cell>
          <table:table-cell office:value-type="float" office:value="0.582278295112">
            <text:p>0.5822782951</text:p>
          </table:table-cell>
          <table:table-cell office:value-type="float" office:value="0.598767113789">
            <text:p>0.5987671138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erif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9T23:21:55</meta:creation-date>
    <dc:date>2012-05-09T23:53:44</dc:date>
    <meta:editing-duration>PT16M38S</meta:editing-duration>
    <meta:editing-cycles>1</meta:editing-cycles>
    <meta:document-statistic meta:table-count="3" meta:cell-count="60" meta:object-count="1"/>
    <meta:generator>LibreOffice/3.5$Linux_X86_64 LibreOffice_project/350m1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49cm" svg:y="3.676cm" style:legend-expansion="high" chart:style-name="ch2"/>
        <chart:plot-area chart:style-name="ch3" table:cell-range-address="Sheet1.A1:Sheet1.C20" svg:x="0.77cm" svg:y="0.855cm" svg:width="11.639cm" svg:height="7.545cm">
          <chartooo:coordinate-region svg:x="1.747cm" svg:y="1.063cm" svg:width="10.454cm" svg:height="6.6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0" chart:class="chart:line">
            <chart:data-point chart:repeated="20"/>
          </chart:series>
          <chart:series chart:style-name="ch7" chart:values-cell-range-address="Sheet1.B1:Sheet1.B20" chart:class="chart:line">
            <chart:data-point chart:repeated="20"/>
          </chart:series>
          <chart:series chart:style-name="ch8" chart:values-cell-range-address="Sheet1.C1:Sheet1.C2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65411631341">
                <text:p>0.565411631341</text:p>
                <draw:g>
                  <svg:desc>Sheet1.A1:Sheet1.A20</svg:desc>
                </draw:g>
              </table:table-cell>
              <table:table-cell office:value-type="float" office:value="0.580074036482">
                <text:p>0.580074036482</text:p>
                <draw:g>
                  <svg:desc>Sheet1.B1:Sheet1.B20</svg:desc>
                </draw:g>
              </table:table-cell>
              <table:table-cell office:value-type="float" office:value="0.596554959311">
                <text:p>0.596554959311</text:p>
                <draw:g>
                  <svg:desc>Sheet1.C1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0993059854">
                <text:p>0.570993059854</text:p>
              </table:table-cell>
              <table:table-cell office:value-type="float" office:value="0.577687905376">
                <text:p>0.577687905376</text:p>
              </table:table-cell>
              <table:table-cell office:value-type="float" office:value="0.589601089312">
                <text:p>0.589601089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191268803">
                <text:p>0.57191268803</text:p>
              </table:table-cell>
              <table:table-cell office:value-type="float" office:value="0.580194536972">
                <text:p>0.580194536972</text:p>
              </table:table-cell>
              <table:table-cell office:value-type="float" office:value="0.596861067609">
                <text:p>0.596861067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67906032003">
                <text:p>0.567906032003</text:p>
              </table:table-cell>
              <table:table-cell office:value-type="float" office:value="0.576588897024">
                <text:p>0.576588897024</text:p>
              </table:table-cell>
              <table:table-cell office:value-type="float" office:value="0.588540576637">
                <text:p>0.588540576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915099611">
                <text:p>0.59915099611</text:p>
              </table:table-cell>
              <table:table-cell office:value-type="float" office:value="0.603341834901">
                <text:p>0.603341834901</text:p>
              </table:table-cell>
              <table:table-cell office:value-type="float" office:value="0.609455938745">
                <text:p>0.609455938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563048285">
                <text:p>0.57563048285</text:p>
              </table:table-cell>
              <table:table-cell office:value-type="float" office:value="0.585083134749">
                <text:p>0.585083134749</text:p>
              </table:table-cell>
              <table:table-cell office:value-type="float" office:value="0.606632709031">
                <text:p>0.606632709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1507555787">
                <text:p>0.561507555787</text:p>
              </table:table-cell>
              <table:table-cell office:value-type="float" office:value="0.577939574327">
                <text:p>0.577939574327</text:p>
              </table:table-cell>
              <table:table-cell office:value-type="float" office:value="0.591169192683">
                <text:p>0.5911691926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1732078509">
                <text:p>0.561732078509</text:p>
              </table:table-cell>
              <table:table-cell office:value-type="float" office:value="0.577084187786">
                <text:p>0.577084187786</text:p>
              </table:table-cell>
              <table:table-cell office:value-type="float" office:value="0.586543834721">
                <text:p>0.586543834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8514648374">
                <text:p>0.568514648374</text:p>
              </table:table-cell>
              <table:table-cell office:value-type="float" office:value="0.582969172784">
                <text:p>0.582969172784</text:p>
              </table:table-cell>
              <table:table-cell office:value-type="float" office:value="0.599221256269">
                <text:p>0.599221256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8827224592">
                <text:p>0.568827224592</text:p>
              </table:table-cell>
              <table:table-cell office:value-type="float" office:value="0.584136130714">
                <text:p>0.584136130714</text:p>
              </table:table-cell>
              <table:table-cell office:value-type="float" office:value="0.601027602149">
                <text:p>0.60102760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3066233683">
                <text:p>0.573066233683</text:p>
              </table:table-cell>
              <table:table-cell office:value-type="float" office:value="0.586343306495">
                <text:p>0.586343306495</text:p>
              </table:table-cell>
              <table:table-cell office:value-type="float" office:value="0.603795574308">
                <text:p>0.6037955743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8577229438">
                <text:p>0.568577229438</text:p>
              </table:table-cell>
              <table:table-cell office:value-type="float" office:value="0.580914222266">
                <text:p>0.580914222266</text:p>
              </table:table-cell>
              <table:table-cell office:value-type="float" office:value="0.601749180864">
                <text:p>0.601749180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5041801346">
                <text:p>0.575041801346</text:p>
              </table:table-cell>
              <table:table-cell office:value-type="float" office:value="0.582420250425">
                <text:p>0.582420250425</text:p>
              </table:table-cell>
              <table:table-cell office:value-type="float" office:value="0.594869438397">
                <text:p>0.594869438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71843211983">
                <text:p>0.571843211983</text:p>
              </table:table-cell>
              <table:table-cell office:value-type="float" office:value="0.583492761592">
                <text:p>0.583492761592</text:p>
              </table:table-cell>
              <table:table-cell office:value-type="float" office:value="0.592959636271">
                <text:p>0.592959636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4868088023">
                <text:p>0.564868088023</text:p>
              </table:table-cell>
              <table:table-cell office:value-type="float" office:value="0.57644858074">
                <text:p>0.57644858074</text:p>
              </table:table-cell>
              <table:table-cell office:value-type="float" office:value="0.589428606462">
                <text:p>0.589428606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7294838619">
                <text:p>0.567294838619</text:p>
              </table:table-cell>
              <table:table-cell office:value-type="float" office:value="0.579627577361">
                <text:p>0.579627577361</text:p>
              </table:table-cell>
              <table:table-cell office:value-type="float" office:value="0.592242725739">
                <text:p>0.592242725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7929915601">
                <text:p>0.567929915601</text:p>
              </table:table-cell>
              <table:table-cell office:value-type="float" office:value="0.580377555267">
                <text:p>0.580377555267</text:p>
              </table:table-cell>
              <table:table-cell office:value-type="float" office:value="0.594137087076">
                <text:p>0.5941370870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7609161166">
                <text:p>0.567609161166</text:p>
              </table:table-cell>
              <table:table-cell office:value-type="float" office:value="0.579069227541">
                <text:p>0.579069227541</text:p>
              </table:table-cell>
              <table:table-cell office:value-type="float" office:value="0.586419247576">
                <text:p>0.5864192475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6205767201">
                <text:p>0.56205767201</text:p>
              </table:table-cell>
              <table:table-cell office:value-type="float" office:value="0.576846715924">
                <text:p>0.576846715924</text:p>
              </table:table-cell>
              <table:table-cell office:value-type="float" office:value="0.596514994312">
                <text:p>0.5965149943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65927108831">
                <text:p>0.565927108831</text:p>
              </table:table-cell>
              <table:table-cell office:value-type="float" office:value="0.582278295112">
                <text:p>0.582278295112</text:p>
              </table:table-cell>
              <table:table-cell office:value-type="float" office:value="0.598767113789">
                <text:p>0.5987671137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